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1FCA8AF701F74BD25AB.png" manifest:media-type="image/png"/>
  <manifest:file-entry manifest:full-path="Pictures/100000000000044C000002DD4B4C8C744EB59902.png" manifest:media-type="image/png"/>
  <manifest:file-entry manifest:full-path="Pictures/100000010000019600000172A544E1B282A54809.png" manifest:media-type="image/png"/>
  <manifest:file-entry manifest:full-path="Pictures/10000000000004D7000000857C6869BC42638BF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999999" loext:opacity="100%" style:font-name="FreeSans" officeooo:rsid="00133aea" officeooo:paragraph-rsid="00133aea"/>
    </style:style>
    <style:style style:name="P2" style:family="paragraph" style:parent-style-name="Standard">
      <style:text-properties fo:color="#2a6099" loext:opacity="100%" style:font-name="FreeSans" fo:font-weight="normal" style:font-weight-asian="normal" style:font-weight-complex="normal"/>
    </style:style>
    <style:style style:name="P3" style:family="paragraph" style:parent-style-name="Standard">
      <style:text-properties fo:color="#2a6099" loext:opacity="100%" style:font-name="FreeSans" fo:font-weight="normal" officeooo:rsid="00133aea" officeooo:paragraph-rsid="00133aea" style:font-weight-asian="normal" style:font-weight-complex="normal"/>
    </style:style>
    <style:style style:name="P4" style:family="paragraph" style:parent-style-name="Standard">
      <style:text-properties fo:color="#2a6099" loext:opacity="100%" style:font-name="FreeSans" fo:font-weight="bold" style:font-weight-asian="bold" style:font-weight-complex="bold"/>
    </style:style>
    <style:style style:name="P5" style:family="paragraph" style:parent-style-name="Standard">
      <style:text-properties fo:color="#2a6099" loext:opacity="100%" style:font-name="FreeSans" fo:font-weight="bold" officeooo:rsid="00133aea" officeooo:paragraph-rsid="00133aea" style:font-weight-asian="bold" style:font-weight-complex="bold"/>
    </style:style>
    <style:style style:name="P6" style:family="paragraph" style:parent-style-name="Standard">
      <style:text-properties fo:color="#000000" loext:opacity="100%" style:font-name="FreeSans" fo:font-weight="normal" officeooo:rsid="00133aea" officeooo:paragraph-rsid="00133aea" style:font-weight-asian="normal" style:font-weight-complex="normal"/>
    </style:style>
    <style:style style:name="P7" style:family="paragraph" style:parent-style-name="Standard">
      <style:text-properties fo:color="#2a6099" loext:opacity="100%" style:font-name="FreeSans" fo:font-weight="normal" officeooo:rsid="00133aea" officeooo:paragraph-rsid="00133aea" style:font-weight-asian="normal" style:font-weight-complex="normal"/>
    </style:style>
    <style:style style:name="P8" style:family="paragraph" style:parent-style-name="Standard">
      <style:text-properties fo:color="#2a6099" loext:opacity="100%" style:font-name="FreeSans" fo:font-weight="bold" officeooo:rsid="00133aea" officeooo:paragraph-rsid="00133aea" style:font-weight-asian="bold" style:font-weight-complex="bold"/>
    </style:style>
    <style:style style:name="P9" style:family="paragraph" style:parent-style-name="Standard">
      <style:text-properties fo:color="#2a6099" loext:opacity="100%" style:font-name="FreeSans" fo:font-weight="bold" officeooo:rsid="00165d53" officeooo:paragraph-rsid="00165d53" style:font-weight-asian="bold" style:font-weight-complex="bold"/>
    </style:style>
    <style:style style:name="P10" style:family="paragraph" style:parent-style-name="Standard">
      <style:text-properties fo:color="#2a6099" loext:opacity="100%" style:font-name="FreeSans" fo:font-weight="bold" officeooo:rsid="001797fe" officeooo:paragraph-rsid="001797fe" style:font-weight-asian="bold" style:font-weight-complex="bold"/>
    </style:style>
    <style:style style:name="P11" style:family="paragraph" style:parent-style-name="Standard">
      <style:text-properties fo:color="#2a6099" loext:opacity="100%" style:font-name="FreeSans" fo:font-weight="bold" officeooo:rsid="0017c5d2" officeooo:paragraph-rsid="0017c5d2" style:font-weight-asian="bold" style:font-weight-complex="bold"/>
    </style:style>
    <style:style style:name="P12" style:family="paragraph" style:parent-style-name="Standard">
      <style:text-properties fo:color="#2a6099" loext:opacity="100%" style:font-name="FreeSans" fo:font-weight="bold" officeooo:rsid="0018aba3" officeooo:paragraph-rsid="0018aba3" style:font-weight-asian="bold" style:font-weight-complex="bold"/>
    </style:style>
    <style:style style:name="P13" style:family="paragraph" style:parent-style-name="Standard">
      <style:text-properties fo:color="#000000" loext:opacity="100%" style:font-name="FreeSans" fo:font-weight="normal" officeooo:rsid="00154104" officeooo:paragraph-rsid="00154104" style:font-weight-asian="normal" style:font-weight-complex="normal"/>
    </style:style>
    <style:style style:name="P14" style:family="paragraph" style:parent-style-name="Standard">
      <style:text-properties fo:color="#000000" loext:opacity="100%" style:font-name="FreeSans" fo:font-style="italic" fo:font-weight="normal" officeooo:rsid="00165d53" officeooo:paragraph-rsid="00165d53" style:font-style-asian="italic" style:font-weight-asian="normal" style:font-style-complex="italic" style:font-weight-complex="normal"/>
    </style:style>
    <style:style style:name="P15" style:family="paragraph" style:parent-style-name="Standard">
      <style:text-properties officeooo:paragraph-rsid="00154104"/>
    </style:style>
    <style:style style:name="P16" style:family="paragraph" style:parent-style-name="Standard">
      <style:text-properties officeooo:paragraph-rsid="0019bb41"/>
    </style:style>
    <style:style style:name="P17" style:family="paragraph" style:parent-style-name="Standard">
      <style:text-properties fo:color="#3465a4" loext:opacity="100%" style:font-name="FreeSans" fo:font-style="italic" fo:font-weight="bold" officeooo:rsid="0018aba3" officeooo:paragraph-rsid="0018aba3" style:font-style-asian="italic" style:font-weight-asian="bold" style:font-style-complex="italic" style:font-weight-complex="bold"/>
    </style:style>
    <style:style style:name="P18" style:family="paragraph" style:parent-style-name="Standard">
      <style:text-properties fo:color="#3465a4" loext:opacity="100%" style:font-name="FreeSans" fo:font-style="italic" fo:font-weight="normal" style:font-style-asian="italic" style:font-weight-asian="normal" style:font-style-complex="italic" style:font-weight-complex="normal"/>
    </style:style>
    <style:style style:name="P19" style:family="paragraph" style:parent-style-name="Standard">
      <style:text-properties fo:color="#3465a4" loext:opacity="100%" style:font-name="FreeSans" fo:font-weight="bold" officeooo:rsid="0018aba3" officeooo:paragraph-rsid="0018aba3"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1505bc"/>
    </style:style>
    <style:style style:name="T3" style:family="text">
      <style:text-properties fo:color="#000000" loext:opacity="100%"/>
    </style:style>
    <style:style style:name="T4" style:family="text">
      <style:text-properties fo:color="#000000" loext:opacity="100%" style:font-name="FreeSans" fo:font-weight="normal" officeooo:rsid="00154104" style:font-weight-asian="normal" style:font-weight-complex="normal"/>
    </style:style>
    <style:style style:name="T5" style:family="text">
      <style:text-properties fo:color="#000000" loext:opacity="100%" style:font-name="FreeSans" fo:font-weight="normal" officeooo:rsid="0019bb41" style:font-weight-asian="normal" style:font-weight-complex="normal"/>
    </style:style>
    <style:style style:name="T6" style:family="text">
      <style:text-properties fo:color="#000000" loext:opacity="100%" fo:font-weight="normal" style:font-weight-asian="normal" style:font-weight-complex="normal"/>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2" draw:name="Imagen1" text:anchor-type="char" svg:width="17cm" svg:height="1.824cm" draw:z-index="0"><draw:image xlink:href="Pictures/10000000000004D7000000857C6869BC42638BF0.png" xlink:type="simple" xlink:show="embed" xlink:actuate="onLoad" draw:mime-type="image/png"/></draw:frame>Fotografías y licencias. (0,75 puntos)</text:p>
      <text:p text:style-name="P4">a) <text:span text:style-name="T1">Analiza e indica el formato utilizado en las fotografías y en el logo empleados en</text:span></text:p>
      <text:p text:style-name="P2">tu página web. ¿Son imágenes de mapa de bits o imágenes vectoriales? ¿por</text:p>
      <text:p text:style-name="P2">qué? Justifica tu respuesta. (0,05 puntos).</text:p>
      <text:p text:style-name="P6"><text:span text:style-name="T2">Una pequeña parte </text:span>he utilizado imágenes vectoriales para la logo, para el favicon y para iconos del header de la página web.</text:p>
      <text:p text:style-name="P6"/>
      <text:p text:style-name="P5">b) <text:span text:style-name="T1">¿Son correctos los formatos usados en tu web? En caso de no ser correctos,</text:span></text:p>
      <text:p text:style-name="P3">¿qué formatos serían los correctos y por qué? Razona tu respuesta. (0,05 puntos).</text:p>
      <text:p text:style-name="P6">Si, porque las logos no aportan muchos detalles y no utilizan muchos colores, por lo cual para las logo utilicé el formato .svg. Para las demás imágenes utilicé mapas de bits ya que si necesitan exponer mayor variedad de colores y detalles.</text:p>
      <text:p text:style-name="P6"/>
      <text:p text:style-name="P5">c) <text:span text:style-name="T1">Utilizando algunas de las herramientas de conversión vistas en clase, realiza la</text:span></text:p>
      <text:p text:style-name="P3">conversión de tres fotografías a otros formatos que también sean adecuados</text:p>
      <text:p text:style-name="P3">para la web e inclúyelas en tu proyecto: (0,35 puntos).</text:p>
      <text:p text:style-name="P3"/>
      <text:p text:style-name="P5">i. <text:span text:style-name="T1">Indica el banco de fotografías desde dónde las has descargado, e indica bajo</text:span></text:p>
      <text:p text:style-name="P3">qué licencia puedes utilizar las fotografías, así como sus permisos. (0,05</text:p>
      <text:p text:style-name="P3">puntos).</text:p>
      <text:p text:style-name="P13">Utilicé los siguientes bancos de fotografías:</text:p>
      <text:p text:style-name="P15"><text:a xlink:type="simple" xlink:href="https://yesicon.app/" text:style-name="Internet_20_link" text:visited-style-name="Visited_20_Internet_20_Link">https://yesicon.app</text:a><text:span text:style-name="T4"> En su mayoría para los iconos.</text:span></text:p>
      <text:p text:style-name="P15"><text:a xlink:type="simple" xlink:href="https://depositphotos.com/" text:style-name="Internet_20_link" text:visited-style-name="Visited_20_Internet_20_Link">https://depositphotos.com</text:a><text:span text:style-name="T4"> Para los rasters, es decir, todo lo que no sean iconos.</text:span></text:p>
      <text:p text:style-name="P3"/>
      <text:p text:style-name="P5">ii. <text:span text:style-name="T1">Indica las fotografías que vas a convertir y adjunta las tres fotografías</text:span></text:p>
      <text:p text:style-name="P3">originales y las que has obtenido como resultado de la conversión. (¡Ojo! No</text:p>
      <text:p text:style-name="P3">sirven las capturas). (0,05 puntos).</text:p>
      <text:p text:style-name="P13">Estas son las 3 fotografías que he convertido.</text:p>
      <text:p text:style-name="P14">(Ya están incluidas en el proyecto, las pongo aquí para tener una referencia.)</text:p>
      <text:p text:style-name="P13"><draw:frame draw:style-name="fr1" draw:name="Imagen2" text:anchor-type="char" svg:x="1.741cm" svg:y="0.434cm" svg:width="5.142cm" svg:height="4.687cm" draw:z-index="1"><draw:image xlink:href="Pictures/100000010000019600000172A544E1B282A54809.png" xlink:type="simple" xlink:show="embed" xlink:actuate="onLoad" draw:mime-type="image/png"/></draw:frame></text:p>
      <text:p text:style-name="P13"><draw:frame draw:style-name="fr1" draw:name="Imagen3" text:anchor-type="char" svg:x="10.054cm" svg:y="0.048cm" svg:width="6.923cm" svg:height="4.614cm" draw:z-index="2"><draw:image xlink:href="Pictures/100000000000044C000002DD4B4C8C744EB5990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draw:frame draw:style-name="fr1" draw:name="Imagen4" text:anchor-type="char" svg:x="4.277cm" svg:y="0.307cm" svg:width="8.491cm" svg:height="4.212cm" draw:z-index="3"><draw:image xlink:href="Pictures/1000000000000400000001FCA8AF701F74BD25AB.png" xlink:type="simple" xlink:show="embed" xlink:actuate="onLoad" draw:mime-type="image/png"/></draw:frame></text:p>
      <text:p text:style-name="P13"/>
      <text:p text:style-name="P13"/>
      <text:p text:style-name="P13"/>
      <text:p text:style-name="P13"/>
      <text:p text:style-name="P13"/>
      <text:p text:style-name="P13"/>
      <text:p text:style-name="P13"/>
      <text:p text:style-name="P5"><text:soft-page-break/>iii. <text:span text:style-name="T1">Indica el proceso que has seguido paso a paso. (0,1 puntos).</text:span></text:p>
      <text:p text:style-name="P9"><text:span text:style-name="T6">Utilicé la página web “</text:span><text:a xlink:type="simple" xlink:href="https://www.img2go.com/" text:style-name="Internet_20_link" text:visited-style-name="Visited_20_Internet_20_Link">https://www.img2go.com</text:a><text:span text:style-name="T6">”. </text:span></text:p>
      <text:p text:style-name="P9"><text:span text:style-name="T6">Desde la ruta original, pasé a la web las imágenes originales para el proceso de conversión. Aún que no tengo imágenes de orígen “JPEG”, que tienen pérdida de compresión, partí de la premisa de siempre que sea posible, utilizar la imagen original para hacer el proceso de conversión y compresión.</text:span></text:p>
      <text:p text:style-name="P9"><text:span text:style-name="T6">Una vez seleccionada la imagen, la web detecta que se envió, podemos configurar algunos parámetros adicionales, como calidad, tamaño, etc.. Que no fueron necesarios, pero está bien tenerlo en cuenta.</text:span></text:p>
      <text:p text:style-name="P9"><text:span text:style-name="T6">Una vez hecho esto, procedemos a pulsar el boton “Start” y empezamos la conversión de la imagen, no suele tardar mucho, por lo cual en unos pocos segundos, de redireccionará a otro sitio de la web, donde se aprecia la imagen convertida disponiendo de un botón para descargar la imagen convertida.</text:span></text:p>
      <text:p text:style-name="P9"><text:span text:style-name="T6">Este es el proceso que seguí para la conversión de todas las imágenes.</text:span></text:p>
      <text:p text:style-name="P5"><text:span text:style-name="T1"/></text:p>
      <text:p text:style-name="P5">iv.<text:span text:style-name="T1"> Inclúyelas en tu web (sustituye las fotografías iniciales por estas nuevas</text:span></text:p>
      <text:p text:style-name="P3">fotografías) de forma correcta de acuerdo a la licencia que tienen. (0,15</text:p>
      <text:p text:style-name="P3">puntos).</text:p>
      <text:p text:style-name="P10"><text:span text:style-name="T6">(Cambios realizados en el proyecto y actualizados como pedido en el enunciado.)</text:span></text:p>
      <text:p text:style-name="P3"/>
      <text:p text:style-name="P3"><text:span text:style-name="T7">d) </text:span>Imagina que tu sitio web está compuesto por un logo de elaboración propia,</text:p>
      <text:p text:style-name="P3">imágenes tomadas exclusivamente para la elaboración de las páginas web que</text:p>
      <text:p text:style-name="P3">componen el sitio y textos originales. (0,3 puntos).</text:p>
      <text:p text:style-name="P3"/>
      <text:p text:style-name="P3"><text:span text:style-name="T7">v.</text:span> Imagina que quieres licenciarlos con licencias Creative Commons, ¿cuál de</text:p>
      <text:p text:style-name="P3">ellas utilizarías? Razona bien tu respuesta. (0,15 puntos).</text:p>
      <text:p text:style-name="P11"><text:span text:style-name="T6">Teniendo en cuenta el propósito de mi web, considero que bajo Creative Commons, utilizaria las restricciones reconocimiento, no comercial, sin obras derivadas y compartir igual. Mi razonamiento para esta decisión se basa en que esta imagen implicó un trabajo profesional por detrás y tiene finalidad lucrativa, entonces para que terceros la reproduzcan, deben restringirse a lo máximo, para que la web con esta logo tenga su identidad, y no se vean demasiadas réplicas o intentos de .</text:span></text:p>
      <text:p text:style-name="P3"/>
      <text:p text:style-name="P3"><text:span text:style-name="T7">vi.</text:span> ¿Qué pasos seguirías para ejercer tus derechos exclusivos de autor</text:p>
      <text:p text:style-name="P3">(copyright) sobre tu material? (0,15 puntos).</text:p>
      <text:p text:style-name="P16"><text:span text:style-name="T5">Los derechos de autor ya se otorgan al autor cuando produce su propria obra, sin embargo, podemos indicar que dicha obra tiene copyright usando “</text:span><text:span text:style-name="T6">©</text:span><text:span text:style-name="T5">”, seguido de mi nombre y el año en que se realizó. </text:span></text:p>
      <text:p text:style-name="P16"><text:span text:style-name="T5"><text:tab/>Yo indicaría con la el símbolo de Copyright “©” al final de la página web, indicando <text:tab/>que todo lo que se contempla tiene derechos de autor y derechos reservados.</text:span></text:p>
      <text:p text:style-name="P12"><text:span text:style-name="T6"/></text:p>
      <text:p text:style-name="P12"><text:span text:style-name="T6"><text:s/></text:span></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7"><text:soft-page-break/><text:span text:style-name="T1">Audio. (0,9 puntos).</text:span></text:p>
      <text:p text:style-name="P19">a)<text:span text:style-name="T1"> Descarga un audio acorde a tu diseño, usuarios y objetivo principal. Explica dónde</text:span></text:p>
      <text:p text:style-name="P19"><text:span text:style-name="T1">lo incluirás y razona su sentido. (0,1 puntos).</text:span></text:p>
      <text:p text:style-name="P19"><text:span text:style-name="T1"/></text:p>
      <text:p text:style-name="P19"><text:span text:style-name="T1"/></text:p>
      <text:p text:style-name="P19">b)<text:span text:style-name="T1"> Indica el banco de sonidos desde dónde lo has descargado, su licencia, y lo que</text:span></text:p>
      <text:p text:style-name="P19"><text:span text:style-name="T1">esta nos permite hacer. (0,15 puntos).</text:span></text:p>
      <text:p text:style-name="P19"><text:span text:style-name="T1"/></text:p>
      <text:p text:style-name="P19"><text:span text:style-name="T1"/></text:p>
      <text:p text:style-name="P19">c)<text:span text:style-name="T1"> Optimiza el audio y conviértelo a otro formato: indica el proceso que has</text:span></text:p>
      <text:p text:style-name="P19"><text:span text:style-name="T1">seguido, paso a paso, y en qué aspectos lo has optimizado. Indica los detalles.</text:span></text:p>
      <text:p text:style-name="P19"><text:span text:style-name="T1">(0,25 puntos).</text:span></text:p>
      <text:p text:style-name="P19"><text:span text:style-name="T1"/></text:p>
      <text:p text:style-name="P19"><text:span text:style-name="T1"/></text:p>
      <text:p text:style-name="P19">d) <text:span text:style-name="T1">Adjunta el audio original y el que has obtenido como resultado de la optimización</text:span></text:p>
      <text:p text:style-name="P19"><text:span text:style-name="T1">y conversión de formato. (0,15 puntos).</text:span></text:p>
      <text:p text:style-name="P19"><text:span text:style-name="T1"/></text:p>
      <text:p text:style-name="P19"><text:span text:style-name="T1"/></text:p>
      <text:p text:style-name="P19">e) <text:span text:style-name="T1">Incluye el audio optimizado a tu web para que sea compatible con los</text:span></text:p>
      <text:p text:style-name="P19"><text:span text:style-name="T1">principales navegadores (Edge o IE, Opera, Firefox, Chrome y Safari) según</text:span></text:p>
      <text:p text:style-name="P19"><text:span text:style-name="T1">hemos visto en clase, y de acuerdo a la licencia que tiene. Además de probarlo,</text:span></text:p>
      <text:p text:style-name="P19"><text:span text:style-name="T1">razona por qué debería ser compatible con dichos navegadores. (0,25 puntos).</text:span></text:p>
      <text:p text:style-name="P19"><text:span text:style-name="T1"/></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loext:opacity="100%" style:font-name="FreeSans" officeooo:rsid="00133aea" officeooo:paragraph-rsid="00133a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lo Alejandro Martins Gonzalez | 2º DAW</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2:22:18.381204478</meta:creation-date>
    <dc:date>2024-01-23T13:48:35.168391420</dc:date>
    <meta:editing-duration>PT22M50S</meta:editing-duration>
    <meta:editing-cycles>3</meta:editing-cycles>
    <meta:generator>LibreOffice/7.3.7.2$Linux_X86_64 LibreOffice_project/30$Build-2</meta:generator>
    <meta:document-statistic meta:table-count="0" meta:image-count="4" meta:object-count="0" meta:page-count="3" meta:paragraph-count="58" meta:word-count="834" meta:character-count="5037" meta:non-whitespace-character-count="4255"/>
  </office:meta>
</office:document-meta>
</file>